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8" style:family="table-column">
      <style:table-column-properties fo:break-before="auto" style:column-width="3.44cm"/>
    </style:style>
    <style:style style:name="co25" style:family="table-column">
      <style:table-column-properties fo:break-before="auto" style:column-width="2.267cm"/>
    </style:style>
    <style:style style:name="co3" style:family="table-column">
      <style:table-column-properties fo:break-before="auto" style:column-width="1.826cm"/>
    </style:style>
    <style:style style:name="co4" style:family="table-column">
      <style:table-column-properties fo:break-before="auto" style:column-width="1.058cm"/>
    </style:style>
    <style:style style:name="co5" style:family="table-column">
      <style:table-column-properties fo:break-before="auto" style:column-width="1.272cm"/>
    </style:style>
    <style:style style:name="co6" style:family="table-column">
      <style:table-column-properties fo:break-before="auto" style:column-width="1.448cm"/>
    </style:style>
    <style:style style:name="co7" style:family="table-column">
      <style:table-column-properties fo:break-before="auto" style:column-width="3.946cm"/>
    </style:style>
    <style:style style:name="co8" style:family="table-column">
      <style:table-column-properties fo:break-before="auto" style:column-width="7.65cm"/>
    </style:style>
    <style:style style:name="co9" style:family="table-column">
      <style:table-column-properties fo:break-before="auto" style:column-width="1.487cm"/>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3" style:family="table-row">
      <style:table-row-properties style:row-height="1.263cm" fo:break-before="auto" style:use-optimal-row-height="false"/>
    </style:style>
    <style:style style:name="ro6" style:family="table-row">
      <style:table-row-properties style:row-height="1.053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3.552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
      <style:table-cell-properties fo:wrap-option="wrap"/>
    </style:style>
  </office:automatic-styles>
  <office:body>
    <office:spreadsheet>
      <table:content-validations>
        <table:content-validation table:name="val1" table:condition="of:cell-content-is-in-list(&quot;x010&quot;;&quot;x020&quot;;&quot;x040&quot;;&quot;x100&quot;)" table:allow-empty-cell="true" table:display-list="unsorted" table:base-cell-address="Sheet1.E2"/>
        <table:content-validation table:name="val2" table:condition="of:cell-content-is-in-list(&quot;Alaimidae&quot;;&quot;Aphelenchidae&quot;;&quot;Aphelenchoididae&quot;;&quot;Aporcelaimidae&quot;;&quot;Campydoridae&quot;;&quot;Cephalobidae&quot;;&quot;Criconematidae&quot;;&quot;Diplogastridae&quot;;&quot;Diploscapteridae&quot;;&quot;Dolichodoridae&quot;;&quot;Dorylaimidae&quot;;&quot;Enoplidae&quot;;&quot;Hoplolaimidae&quot;;&quot;Leptolaimidae&quot;;&quot;Mononchidae&quot;;&quot;Neodiplogastridae&quot;;&quot;Panagrolaimidae&quot;;&quot;Paraphelenchidae&quot;;&quot;Paratylenchidae&quot;;&quot;Plectidae&quot;;&quot;Pratylenchidae&quot;;&quot;Psilenchidae&quot;;&quot;Qudsianematidae&quot;;&quot;Rhabditidae&quot;;&quot;Rhabdolaimidae&quot;;&quot;Steinernematidae &quot;;&quot;Trichodoridae &quot;;&quot;Tylenchidae&quot;;&quot;Tylencholaimidae&quot;;&quot;Tylencholaimoidea&quot;;&quot;Tylopharyngidae&quot;;&quot;&quot;)" table:allow-empty-cell="true" table:display-list="sorted-ascending" table:base-cell-address="Sheet1.G2">
          <table:error-message table:message-type="stop" table:display="true"/>
        </table:content-validation>
        <table:content-validation table:name="val3" table:condition="of:cell-content-is-in-list(&quot;amphid&quot;;&quot;anal opening&quot;;&quot;annules&quot;;&quot;anterior&quot;;&quot;anterior end (Head)&quot;;&quot;anus or cloaca&quot;;&quot;body &quot;;&quot;bucal cavity&quot;;&quot;buccal cavity with transverse subventral rib&quot;;&quot;bursa&quot;;&quot;caudal alae&quot;;&quot;cladial &quot;;&quot;cuticle&quot;;&quot;deirids &quot;;&quot;developing eggs&quot;;&quot;dorsal body pores in anterior body&quot;;&quot;esophagal glands &quot;;&quot;esophageal gland opening&quot;;&quot;esophageal-intestinal interface&quot;;&quot;esophagus&quot;;&quot;excretory system&quot;;&quot;extrearoy pore&quot;;&quot;female body&quot;;&quot;female gonads&quot;;&quot;glands&quot;;&quot;grinder&quot;;&quot;gubernaculurn&quot;;&quot;head&quot;;&quot;head reagion with dorsal tooth in buccal cavity&quot;;&quot;head region in ventral view&quot;;&quot;head region with a large dorsal tooth in a barrel-shaped buccal cavity  &quot;;&quot;head region with amphid opening (small slit)&quot;;&quot;head region with stoma and anterior part of pharynx&quot;;&quot;intestine&quot;;&quot;knobs&quot;;&quot;lateral fi eld at mid-body&quot;;&quot;lateral field&quot;;&quot;lateral field (incisure)&quot;;&quot;lateral field and body pores&quot;;&quot;lip annules&quot;;&quot;lips&quot;;&quot;male body    &quot;;&quot;male gonads&quot;;&quot;median bulb&quot;;&quot;mid section&quot;;&quot;middle and posterior parts&quot;;&quot;nerve ring&quot;;&quot;ovary&quot;;&quot;ovary with single row of oocytes&quot;;&quot;pharyngeal region&quot;;&quot;pharynx base with cardia and intestine&quot;;&quot;pharynx base, with cardia and intestine&quot;;&quot;pharynx region&quot;;&quot;phasmid&quot;;&quot;posterior&quot;;&quot;posterior part of pharynx&quot;;&quot;posterior tail region&quot;;&quot;sensory papillae&quot;;&quot;spermotheca&quot;;&quot;spicukes&quot;;&quot;spiculum, tubular supplements and caudal glands&quot;;&quot;stoma &amp; amphid&quot;;&quot;stomatostyle&quot;;&quot;stylet&quot;;&quot;tail&quot;;&quot;tail region with anus and caudal glands&quot;;&quot;tail region with papillae and spinneret&quot;;&quot;tail region with spiculum, gubernaculum and spinneret&quot;;&quot;tail region with spinneret and papillae&quot;;&quot;tail tip&quot;;&quot;tail with terminal spinneret  &quot;;&quot;tail, phasmid&quot;;&quot;testes&quot;;&quot;tubular supplements&quot;;&quot;tubular supplements and spiculum&quot;;&quot;uterus&quot;;&quot;vagina&quot;;&quot;valve and cardia&quot;;&quot;ventral amphid opening&quot;;&quot;ventral body pores in anterior body&quot;;&quot;vulva&quot;;&quot;vulva, vagina&quot;;&quot;vulva, vagina and uterus with egg&quot;;&quot;vulval region&quot;;&quot;&quot;)" table:allow-empty-cell="true" table:display-list="unsorted" table:base-cell-address="Sheet1.H2"/>
        <table:content-validation table:name="val4" table:condition="of:cell-content-is-in-list(&quot;amphid&quot;;&quot;annules&quot;;&quot;anterior&quot;;&quot;anterior end (Head)&quot;;&quot;anus or cloaca&quot;;&quot;body &quot;;&quot;bucal cavity&quot;;&quot;bursa&quot;;&quot;caudal alae&quot;;&quot;cladial &quot;;&quot;cuticle&quot;;&quot;deirids &quot;;&quot;developing eggs&quot;;&quot;esophagal glands &quot;;&quot;esophageal gland opening&quot;;&quot;esophageal-intestinal interface&quot;;&quot;esophagus&quot;;&quot;excretory system&quot;;&quot;extrearoy pore&quot;;&quot;female gonads&quot;;&quot;glands&quot;;&quot;grinder&quot;;&quot;gubernaculurn&quot;;&quot;head&quot;;&quot;intestine&quot;;&quot;knobs&quot;;&quot;lateral fi eld at mid-body&quot;;&quot;lateral field&quot;;&quot;lateral field (incisure)&quot;;&quot;lip annules&quot;;&quot;lips&quot;;&quot;male gonads&quot;;&quot;median bulb&quot;;&quot;mid section&quot;;&quot;nerve ring&quot;;&quot;ovary&quot;;&quot;ovary with single row of oocytes&quot;;&quot;pharyngeal region&quot;;&quot;phasmid&quot;;&quot;posterior&quot;;&quot;sensory papillae&quot;;&quot;spermotheca&quot;;&quot;spicukes&quot;;&quot;stomatostyle&quot;;&quot;stylet&quot;;&quot;tail&quot;;&quot;tail tip&quot;;&quot;tail, phasmid&quot;;&quot;testes&quot;;&quot;uterus&quot;;&quot;vagina&quot;;&quot;vulva&quot;;&quot;vulval region&quot;;&quot;&quot;)" table:allow-empty-cell="true" table:display-list="unsorted" table:base-cell-address="Sheet1.H2"/>
        <table:content-validation table:name="val5" table:condition="of:cell-content-is-in-list(&quot;amphid&quot;;&quot;anterior&quot;;&quot;body &quot;;&quot;bucal cavity&quot;;&quot;bursa&quot;;&quot;caudal alae&quot;;&quot;cladial &quot;;&quot;cuticle&quot;;&quot;deirids &quot;;&quot;esophagus&quot;;&quot;esophagal glands &quot;;&quot;esophageal gland opening&quot;;&quot;esophageal-intestinal interface&quot;;&quot;excretory system&quot;;&quot;extrearoy pore&quot;;&quot;developing eggs&quot;;&quot;female gonads&quot;;&quot;male gonads&quot;;&quot;glands&quot;;&quot;grinder&quot;;&quot;head&quot;;&quot;intestine&quot;;&quot;knobs&quot;;&quot;lateral field&quot;;&quot;lateral field (incisure)&quot;;&quot;lip annules&quot;;&quot;lips&quot;;&quot;median bulb&quot;;&quot;mid section&quot;;&quot;nerve ring&quot;;&quot;ovary&quot;;&quot;phasmid&quot;;&quot;posterior&quot;;&quot;sensory papillae&quot;;&quot;spermotheca&quot;;&quot;spicukes&quot;;&quot;stylet&quot;;&quot;tail&quot;;&quot;testes&quot;;&quot;uterus&quot;;&quot;vagina&quot;;&quot;vulva&quot;;&quot;stomatostyle&quot;;&quot;annules&quot;;&quot;anus or cloaca&quot;;&quot;gubernaculurn&quot;)" table:allow-empty-cell="true" table:display-list="unsorted" table:base-cell-address="Sheet1.H2"/>
        <table:content-validation table:name="val6" table:condition="of:cell-content-is-in-list(&quot;amphid&quot;;&quot;anterior&quot;;&quot;body &quot;;&quot;bucal cavity&quot;;&quot;bursa&quot;;&quot;caudal alae&quot;;&quot;cladial &quot;;&quot;cuticle&quot;;&quot;deirids &quot;;&quot;esophagus&quot;;&quot;esophagal glands &quot;;&quot;esophageal-intestinal interface&quot;;&quot;excretory system&quot;;&quot;extrearoy pore&quot;;&quot;developing eggs&quot;;&quot;glands&quot;;&quot;grinder&quot;;&quot;head&quot;;&quot;intestine&quot;;&quot;knobs&quot;;&quot;lateral field&quot;;&quot;lateral field (incisure)&quot;;&quot;lip annules&quot;;&quot;lips&quot;;&quot;median bulb&quot;;&quot;mid section&quot;;&quot;nerve ring&quot;;&quot;ovary&quot;;&quot;phasmids&quot;;&quot;posterior&quot;;&quot;sensory papillae&quot;;&quot;spermotheca&quot;;&quot;spicukes&quot;;&quot;stylet&quot;;&quot;tail&quot;;&quot;testes&quot;;&quot;uterus&quot;;&quot;vagina&quot;;&quot;vulva&quot;;&quot;&quot;)" table:allow-empty-cell="true" table:display-list="unsorted" table:base-cell-address="Sheet1.H2"/>
      </table:content-validations>
      <table:table table:name="Sheet1" table:style-name="ta1" table:print="false">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5" table:default-cell-style-name="ce2"/>
        <table:table-column table:style-name="co7" table:default-cell-style-name="ce2"/>
        <table:table-column table:style-name="co25" table:default-cell-style-name="ce2"/>
        <table:table-column table:style-name="co8" table:default-cell-style-name="ce2"/>
        <table:table-column table:style-name="co9" table:number-columns-repeated="2" table:default-cell-style-name="ce2"/>
        <table:table-column table:style-name="co25" table:default-cell-style-name="ce5"/>
        <table:table-column table:style-name="co25" table:number-columns-repeated="1010" table:default-cell-style-name="ce2"/>
        <table:table-row table:style-name="ro3">
          <table:table-cell office:value-type="string">
            <text:p>Nem</text:p>
          </table:table-cell>
          <table:table-cell office:value-type="string">
            <text:p>Y</text:p>
          </table:table-cell>
          <table:table-cell office:value-type="string">
            <text:p>X</text:p>
          </table:table-cell>
          <table:table-cell office:value-type="string">
            <text:p>Mag</text:p>
          </table:table-cell>
          <table:table-cell office:value-type="string">
            <text:p>Family</text:p>
          </table:table-cell>
          <table:table-cell office:value-type="string">
            <text:p>Genus</text:p>
          </table:table-cell>
          <table:table-cell office:value-type="string">
            <text:p>Species</text:p>
          </table:table-cell>
          <table:table-cell office:value-type="string">
            <text:p>View</text:p>
          </table:table-cell>
          <table:table-cell office:value-type="string">
            <text:p>overall body length</text:p>
          </table:table-cell>
          <table:table-cell table:style-name="ce3" office:value-type="string">
            <text:p>distance of vulva from anterior </text:p>
          </table:table-cell>
          <table:table-cell office:value-type="string">
            <text:p>% distance of vulva from anterior</text:p>
          </table:table-cell>
          <table:table-cell office:value-type="string">
            <text:p>stylet or spear length (stomatostyle or odontostyle)</text:p>
          </table:table-cell>
          <table:table-cell office:value-type="string">
            <text:p>% distance from anterior to median bulb relative to length of esophagus</text:p>
          </table:table-cell>
          <table:table-cell office:value-type="string">
            <text:p>% distance of anterior phasmid from anterior of nematode in relation to body length</text:p>
          </table:table-cell>
          <table:table-cell office:value-type="string">
            <text:p>% distance of dorsal esophageal gland opening from stylet knobs in relation to stylet length</text:p>
          </table:table-cell>
          <table:table-cell office:value-type="string">
            <text:p>% distance of phasmid from anus in relation to length of tail</text:p>
          </table:table-cell>
          <table:table-cell office:value-type="string">
            <text:p>% distance of posterior phasmid from anterior of nematode in relation to body length</text:p>
          </table:table-cell>
          <table:table-cell office:value-type="string">
            <text:p>% length of anterior female gonad in relation to body length</text:p>
          </table:table-cell>
          <table:table-cell office:value-type="string">
            <text:p>% length of male gonad relative to body length</text:p>
          </table:table-cell>
          <table:table-cell office:value-type="string">
            <text:p>% length of posterior female gonad in relation to body length</text:p>
          </table:table-cell>
          <table:table-cell office:value-type="string">
            <text:p>(distance of dorsal esophageal gland opening from stylet knobs x 100)/(length of stylet)</text:p>
          </table:table-cell>
          <table:table-cell office:value-type="string">
            <text:p>(distance of phasmid(when not erratic) from anus x 100)/( length of tail)</text:p>
          </table:table-cell>
          <table:table-cell office:value-type="string">
            <text:p>body length / distance from anterior to base of esophageal glands</text:p>
          </table:table-cell>
          <table:table-cell office:value-type="string">
            <text:p>body length / distance from anterior to esophago-intestinal valve</text:p>
          </table:table-cell>
          <table:table-cell office:value-type="string">
            <text:p>body length / greatest body diameter</text:p>
          </table:table-cell>
          <table:table-cell office:value-type="string">
            <text:p>body length / tail length</text:p>
          </table:table-cell>
          <table:table-cell office:value-type="string">
            <text:p>capitulum length in µm</text:p>
          </table:table-cell>
          <table:table-cell office:value-type="string">
            <text:p>conus of stomatostyle/total stomatosyle length</text:p>
          </table:table-cell>
          <table:table-cell office:value-type="string">
            <text:p>distance from anterior end to excretory pore in µm</text:p>
          </table:table-cell>
          <table:table-cell office:value-type="string">
            <text:p>distance from base of stylet to median bulb valve/stylet length.</text:p>
          </table:table-cell>
          <table:table-cell office:value-type="string">
            <text:p>distance from vulva to anus</text:p>
          </table:table-cell>
          <table:table-cell office:value-type="string">
            <text:p>gubernaculurn length in µm</text:p>
          </table:table-cell>
          <table:table-cell office:value-type="string">
            <text:p>number of body annules between anterior and excretory pore</text:p>
          </table:table-cell>
          <table:table-cell office:value-type="string">
            <text:p>number of body annules between anus and tail tip</text:p>
          </table:table-cell>
          <table:table-cell office:value-type="string">
            <text:p>number of body annules between vulva and anus</text:p>
          </table:table-cell>
          <table:table-cell office:value-type="string">
            <text:p>number of body annules between vulva and tail tip</text:p>
          </table:table-cell>
          <table:table-cell office:value-type="string">
            <text:p>number of specimens on which measurements are based</text:p>
          </table:table-cell>
          <table:table-cell office:value-type="string">
            <text:p>portion of body from anus or cloaca to posterior terminus</text:p>
          </table:table-cell>
          <table:table-cell office:value-type="string">
            <text:p>SE/L (measured in same units) expressed as %).</text:p>
          </table:table-cell>
          <table:table-cell office:value-type="string">
            <text:p>spicule length in µm</text:p>
          </table:table-cell>
          <table:table-cell office:value-type="string">
            <text:p>stylet extension (odontophore) length in µm</text:p>
          </table:table-cell>
          <table:table-cell office:value-type="string">
            <text:p>stylet length / body diameter at base of stylet</text:p>
          </table:table-cell>
          <table:table-cell office:value-type="string">
            <text:p>stylet length/body length (measured in same units as %).</text:p>
          </table:table-cell>
          <table:table-cell office:value-type="string">
            <text:p>tail length / tail diameter at anus or cloaca</text:p>
          </table:table-cell>
          <table:table-cell office:value-type="string">
            <text:p>total number of body annules</text:p>
          </table:table-cell>
          <table:table-cell office:value-type="string">
            <text:p>Flickr URL</text:p>
          </table:table-cell>
          <table:table-cell office:value-type="string">
            <text:p>Github Url</text:p>
          </table:table-cell>
          <table:table-cell table:number-columns-repeated="974"/>
        </table:table-row>
        <table:table-row table:style-name="ro6">
          <table:table-cell office:value-type="string">
            <text:p>Nem_01</text:p>
          </table:table-cell>
          <table:table-cell table:number-columns-repeated="4"/>
          <table:table-cell table:style-name="ce3" office:value-type="string">
            <text:p>Tylencholaimus </text:p>
          </table:table-cell>
          <table:table-cell/>
          <table:table-cell table:content-validation-name="val3"/>
          <table:table-cell table:content-validation-name="val5"/>
          <table:table-cell table:style-name="Default"/>
          <table:table-cell table:formula="of:=+[.J2]/[.I2]" office:value-type="percentage" office:value="0">
            <text:p>#DIV/0!</text:p>
          </table:table-cell>
          <table:table-cell table:number-columns-repeated="1010"/>
        </table:table-row>
        <table:table-row table:style-name="ro7">
          <table:table-cell office:value-type="string">
            <text:p>Nem_02</text:p>
          </table:table-cell>
          <table:table-cell table:number-columns-repeated="2"/>
          <table:table-cell table:content-validation-name="val1"/>
          <table:table-cell table:style-name="Default"/>
          <table:table-cell table:style-name="ce3" office:value-type="string">
            <text:p>Alaimidae </text:p>
          </table:table-cell>
          <table:table-cell/>
          <table:table-cell table:content-validation-name="val3"/>
          <table:table-cell table:content-validation-name="val6"/>
          <table:table-cell table:style-name="Default"/>
          <table:table-cell table:formula="of:=+[.J3]/[.I3]" office:value-type="percentage" office:value="0">
            <text:p>#DIV/0!</text:p>
          </table:table-cell>
          <table:table-cell table:number-columns-repeated="1010"/>
        </table:table-row>
        <table:table-row table:style-name="ro7">
          <table:table-cell office:value-type="string">
            <text:p>Nem_03</text:p>
          </table:table-cell>
          <table:table-cell table:number-columns-repeated="2"/>
          <table:table-cell table:content-validation-name="val1"/>
          <table:table-cell table:content-validation-name="val2"/>
          <table:table-cell table:style-name="ce3" office:value-type="string">
            <text:p>Prionchulus  </text:p>
          </table:table-cell>
          <table:table-cell/>
          <table:table-cell table:content-validation-name="val3"/>
          <table:table-cell table:content-validation-name="val6"/>
          <table:table-cell table:style-name="Default"/>
          <table:table-cell table:formula="of:=+[.J4]/[.I4]" office:value-type="percentage" office:value="0">
            <text:p>#DIV/0!</text:p>
          </table:table-cell>
          <table:table-cell table:number-columns-repeated="1010"/>
        </table:table-row>
        <table:table-row table:style-name="ro8">
          <table:table-cell office:value-type="string">
            <text:p>Nem_04</text:p>
          </table:table-cell>
          <table:table-cell table:number-columns-repeated="2"/>
          <table:table-cell table:content-validation-name="val1"/>
          <table:table-cell table:content-validation-name="val2"/>
          <table:table-cell table:style-name="ce3" office:value-type="string">
            <text:p>Trichodorus </text:p>
          </table:table-cell>
          <table:table-cell/>
          <table:table-cell table:style-name="ce3" office:value-type="string">
            <text:p>Yes it is a trichorid, most probably Trichodorus. On the basis of it's pharynx which is without overlap, it should be Trichodorus. But still, we must know Whether it is monodelphic Or amphidelphic. If it's adult is monodelphic, it will be Monotrichodorus </text:p>
          </table:table-cell>
          <table:table-cell table:content-validation-name="val6"/>
          <table:table-cell table:style-name="Default"/>
          <table:table-cell table:formula="of:=+[.J5]/[.I5]" office:value-type="percentage" office:value="0">
            <text:p>#DIV/0!</text:p>
          </table:table-cell>
          <table:table-cell table:number-columns-repeated="1010"/>
        </table:table-row>
        <table:table-row table:style-name="ro7">
          <table:table-cell office:value-type="string">
            <text:p>Nem_05</text:p>
          </table:table-cell>
          <table:table-cell table:number-columns-repeated="2"/>
          <table:table-cell table:content-validation-name="val1"/>
          <table:table-cell table:content-validation-name="val2"/>
          <table:table-cell table:style-name="ce3" office:value-type="string">
            <text:p>Rhabditidis </text:p>
          </table:table-cell>
          <table:table-cell/>
          <table:table-cell table:content-validation-name="val3"/>
          <table:table-cell table:content-validation-name="val6"/>
          <table:table-cell table:style-name="Default"/>
          <table:table-cell table:formula="of:=+[.J6]/[.I6]" office:value-type="percentage" office:value="0">
            <text:p>#DIV/0!</text:p>
          </table:table-cell>
          <table:table-cell table:number-columns-repeated="1010"/>
        </table:table-row>
        <table:table-row table:style-name="ro7">
          <table:table-cell office:value-type="string">
            <text:p>Nem_06</text:p>
          </table:table-cell>
          <table:table-cell table:number-columns-repeated="2"/>
          <table:table-cell table:content-validation-name="val1"/>
          <table:table-cell table:content-validation-name="val2"/>
          <table:table-cell table:style-name="ce3" office:value-type="string">
            <text:p>Malenchus </text:p>
          </table:table-cell>
          <table:table-cell/>
          <table:table-cell table:content-validation-name="val3"/>
          <table:table-cell table:content-validation-name="val6"/>
          <table:table-cell table:style-name="Default"/>
          <table:table-cell table:formula="of:=+[.J7]/[.I7]" office:value-type="percentage" office:value="0">
            <text:p>#DIV/0!</text:p>
          </table:table-cell>
          <table:table-cell table:number-columns-repeated="1010"/>
        </table:table-row>
        <table:table-row table:style-name="ro6">
          <table:table-cell office:value-type="string">
            <text:p>Nem_07</text:p>
          </table:table-cell>
          <table:table-cell table:number-columns-repeated="2"/>
          <table:table-cell table:content-validation-name="val1"/>
          <table:table-cell table:content-validation-name="val2"/>
          <table:table-cell table:style-name="ce3" office:value-type="string">
            <text:p>Tylenchidae </text:p>
          </table:table-cell>
          <table:table-cell/>
          <table:table-cell table:style-name="ce3" office:value-type="string">
            <text:p>ID up to genus level can be extremely difficult </text:p>
          </table:table-cell>
          <table:table-cell table:content-validation-name="val6"/>
          <table:table-cell table:style-name="Default"/>
          <table:table-cell table:formula="of:=+[.J8]/[.I8]" office:value-type="percentage" office:value="0">
            <text:p>#DIV/0!</text:p>
          </table:table-cell>
          <table:table-cell table:number-columns-repeated="1010"/>
        </table:table-row>
        <table:table-row table:style-name="ro9">
          <table:table-cell office:value-type="string">
            <text:p>Nem_08</text:p>
          </table:table-cell>
          <table:table-cell table:number-columns-repeated="2"/>
          <table:table-cell table:content-validation-name="val1"/>
          <table:table-cell table:content-validation-name="val2"/>
          <table:table-cell table:style-name="ce3" office:value-type="string">
            <text:p>Mesocriconema  </text:p>
          </table:table-cell>
          <table:table-cell table:style-name="ce3" office:value-type="string">
            <text:p>Mesocriconema xenoplax </text:p>
          </table:table-cell>
          <table:table-cell table:content-validation-name="val3"/>
          <table:table-cell table:content-validation-name="val6"/>
          <table:table-cell table:style-name="Default"/>
          <table:table-cell table:formula="of:=+[.J9]/[.I9]" office:value-type="percentage" office:value="0">
            <text:p>#DIV/0!</text:p>
          </table:table-cell>
          <table:table-cell table:number-columns-repeated="1010"/>
        </table:table-row>
        <table:table-row table:style-name="ro7">
          <table:table-cell office:value-type="string">
            <text:p>Nem_09</text:p>
          </table:table-cell>
          <table:table-cell table:number-columns-repeated="2"/>
          <table:table-cell table:content-validation-name="val1"/>
          <table:table-cell table:content-validation-name="val2"/>
          <table:table-cell table:style-name="ce3" office:value-type="string">
            <text:p>Xiphinema </text:p>
          </table:table-cell>
          <table:table-cell/>
          <table:table-cell table:content-validation-name="val3"/>
          <table:table-cell table:content-validation-name="val6"/>
          <table:table-cell table:style-name="Default"/>
          <table:table-cell table:formula="of:=+[.J10]/[.I10]" office:value-type="percentage" office:value="0">
            <text:p>#DIV/0!</text:p>
          </table:table-cell>
          <table:table-cell table:number-columns-repeated="1010"/>
        </table:table-row>
        <table:table-row table:style-name="ro7">
          <table:table-cell office:value-type="string">
            <text:p>Nem_10</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1]/[.I11]" office:value-type="percentage" office:value="0">
            <text:p>#DIV/0!</text:p>
          </table:table-cell>
          <table:table-cell table:number-columns-repeated="1010"/>
        </table:table-row>
        <table:table-row table:style-name="ro7">
          <table:table-cell office:value-type="string">
            <text:p>Nem_11</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2]/[.I12]" office:value-type="percentage" office:value="0">
            <text:p>#DIV/0!</text:p>
          </table:table-cell>
          <table:table-cell table:number-columns-repeated="1010"/>
        </table:table-row>
        <table:table-row table:style-name="ro7">
          <table:table-cell office:value-type="string">
            <text:p>Nem_12</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3]/[.I13]" office:value-type="percentage" office:value="0">
            <text:p>#DIV/0!</text:p>
          </table:table-cell>
          <table:table-cell table:number-columns-repeated="1010"/>
        </table:table-row>
        <table:table-row table:style-name="ro7">
          <table:table-cell office:value-type="string">
            <text:p>Nem_13</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4]/[.I14]" office:value-type="percentage" office:value="0">
            <text:p>#DIV/0!</text:p>
          </table:table-cell>
          <table:table-cell table:number-columns-repeated="1010"/>
        </table:table-row>
        <table:table-row table:style-name="ro7">
          <table:table-cell office:value-type="string">
            <text:p>Nem_14</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5]/[.I15]" office:value-type="percentage" office:value="0">
            <text:p>#DIV/0!</text:p>
          </table:table-cell>
          <table:table-cell table:number-columns-repeated="1010"/>
        </table:table-row>
        <table:table-row table:style-name="ro7">
          <table:table-cell office:value-type="string">
            <text:p>Nem_15</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6]/[.I16]" office:value-type="percentage" office:value="0">
            <text:p>#DIV/0!</text:p>
          </table:table-cell>
          <table:table-cell table:number-columns-repeated="1010"/>
        </table:table-row>
        <table:table-row table:style-name="ro7">
          <table:table-cell office:value-type="string">
            <text:p>Nem_16</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7]/[.I17]" office:value-type="percentage" office:value="0">
            <text:p>#DIV/0!</text:p>
          </table:table-cell>
          <table:table-cell table:number-columns-repeated="1010"/>
        </table:table-row>
        <table:table-row table:style-name="ro7">
          <table:table-cell office:value-type="string">
            <text:p>Nem_17</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8]/[.I18]" office:value-type="percentage" office:value="0">
            <text:p>#DIV/0!</text:p>
          </table:table-cell>
          <table:table-cell table:number-columns-repeated="1010"/>
        </table:table-row>
        <table:table-row table:style-name="ro7">
          <table:table-cell office:value-type="string">
            <text:p>Nem_18</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9]/[.I19]" office:value-type="percentage" office:value="0">
            <text:p>#DIV/0!</text:p>
          </table:table-cell>
          <table:table-cell table:number-columns-repeated="1010"/>
        </table:table-row>
        <table:table-row table:style-name="ro7">
          <table:table-cell office:value-type="string">
            <text:p>Nem_19</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20]/[.I20]" office:value-type="percentage" office:value="0">
            <text:p>#DIV/0!</text:p>
          </table:table-cell>
          <table:table-cell table:number-columns-repeated="1010"/>
        </table:table-row>
        <table:table-row table:style-name="ro7">
          <table:table-cell office:value-type="string">
            <text:p>Nem_20</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21]/[.I21]" office:value-type="percentage" office:value="0">
            <text:p>#DIV/0!</text:p>
          </table:table-cell>
          <table:table-cell table:number-columns-repeated="1010"/>
        </table:table-row>
        <table:table-row table:style-name="ro7">
          <table:table-cell office:value-type="string">
            <text:p>Nem_21</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2]/[.I22]" office:value-type="percentage" office:value="0">
            <text:p>#DIV/0!</text:p>
          </table:table-cell>
          <table:table-cell table:number-columns-repeated="1010"/>
        </table:table-row>
        <table:table-row table:style-name="ro7">
          <table:table-cell office:value-type="string">
            <text:p>Nem_22</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3]/[.I23]" office:value-type="percentage" office:value="0">
            <text:p>#DIV/0!</text:p>
          </table:table-cell>
          <table:table-cell table:number-columns-repeated="1010"/>
        </table:table-row>
        <table:table-row table:style-name="ro7">
          <table:table-cell office:value-type="string">
            <text:p>Nem_23</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4]/[.I24]" office:value-type="percentage" office:value="0">
            <text:p>#DIV/0!</text:p>
          </table:table-cell>
          <table:table-cell table:number-columns-repeated="1010"/>
        </table:table-row>
        <table:table-row table:style-name="ro7">
          <table:table-cell office:value-type="string">
            <text:p>Nem_24</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5]/[.I25]" office:value-type="percentage" office:value="0">
            <text:p>#DIV/0!</text:p>
          </table:table-cell>
          <table:table-cell table:number-columns-repeated="1010"/>
        </table:table-row>
        <table:table-row table:style-name="ro7">
          <table:table-cell office:value-type="string">
            <text:p>Nem_25</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6]/[.I26]" office:value-type="percentage" office:value="0">
            <text:p>#DIV/0!</text:p>
          </table:table-cell>
          <table:table-cell table:number-columns-repeated="1010"/>
        </table:table-row>
        <table:table-row table:style-name="ro7">
          <table:table-cell office:value-type="string">
            <text:p>Nem_26</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7]/[.I27]" office:value-type="percentage" office:value="0">
            <text:p>#DIV/0!</text:p>
          </table:table-cell>
          <table:table-cell table:number-columns-repeated="1010"/>
        </table:table-row>
        <table:table-row table:style-name="ro7">
          <table:table-cell office:value-type="string">
            <text:p>Nem_27</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8]/[.I28]" office:value-type="percentage" office:value="0">
            <text:p>#DIV/0!</text:p>
          </table:table-cell>
          <table:table-cell table:number-columns-repeated="1010"/>
        </table:table-row>
        <table:table-row table:style-name="ro7">
          <table:table-cell office:value-type="string">
            <text:p>Nem_28</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9]/[.I29]" office:value-type="percentage" office:value="0">
            <text:p>#DIV/0!</text:p>
          </table:table-cell>
          <table:table-cell table:number-columns-repeated="1010"/>
        </table:table-row>
        <table:table-row table:style-name="ro7">
          <table:table-cell office:value-type="string">
            <text:p>Nem_29</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0]/[.I30]" office:value-type="percentage" office:value="0">
            <text:p>#DIV/0!</text:p>
          </table:table-cell>
          <table:table-cell table:number-columns-repeated="1010"/>
        </table:table-row>
        <table:table-row table:style-name="ro7">
          <table:table-cell office:value-type="string">
            <text:p>Nem_30</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1]/[.I31]" office:value-type="percentage" office:value="0">
            <text:p>#DIV/0!</text:p>
          </table:table-cell>
          <table:table-cell table:number-columns-repeated="1010"/>
        </table:table-row>
        <table:table-row table:style-name="ro7">
          <table:table-cell office:value-type="string">
            <text:p>Nem_31</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2]/[.I32]" office:value-type="percentage" office:value="0">
            <text:p>#DIV/0!</text:p>
          </table:table-cell>
          <table:table-cell table:number-columns-repeated="1010"/>
        </table:table-row>
        <table:table-row table:style-name="ro7">
          <table:table-cell office:value-type="string">
            <text:p>Nem_32</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3]/[.I33]" office:value-type="percentage" office:value="0">
            <text:p>#DIV/0!</text:p>
          </table:table-cell>
          <table:table-cell table:number-columns-repeated="1010"/>
        </table:table-row>
        <table:table-row table:style-name="ro7">
          <table:table-cell office:value-type="string">
            <text:p>Nem_33</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4]/[.I34]" office:value-type="percentage" office:value="0">
            <text:p>#DIV/0!</text:p>
          </table:table-cell>
          <table:table-cell table:number-columns-repeated="1010"/>
        </table:table-row>
        <table:table-row table:style-name="ro7">
          <table:table-cell office:value-type="string">
            <text:p>Nem_34</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5]/[.I35]" office:value-type="percentage" office:value="0">
            <text:p>#DIV/0!</text:p>
          </table:table-cell>
          <table:table-cell table:number-columns-repeated="1010"/>
        </table:table-row>
        <table:table-row table:style-name="ro7">
          <table:table-cell office:value-type="string">
            <text:p>Nem_35</text:p>
          </table:table-cell>
          <table:table-cell table:number-columns-repeated="7"/>
          <table:table-cell/>
          <table:table-cell table:style-name="Default"/>
          <table:table-cell table:formula="of:=+[.J36]/[.I36]" office:value-type="percentage" office:value="0">
            <text:p>#DIV/0!</text:p>
          </table:table-cell>
          <table:table-cell table:number-columns-repeated="1010"/>
        </table:table-row>
        <table:table-row table:style-name="ro7">
          <table:table-cell office:value-type="string">
            <text:p>Nem_36</text:p>
          </table:table-cell>
          <table:table-cell table:number-columns-repeated="7"/>
          <table:table-cell/>
          <table:table-cell table:style-name="Default"/>
          <table:table-cell table:formula="of:=+[.J37]/[.I37]" office:value-type="percentage" office:value="0">
            <text:p>#DIV/0!</text:p>
          </table:table-cell>
          <table:table-cell table:number-columns-repeated="1010"/>
        </table:table-row>
        <table:table-row table:style-name="ro7">
          <table:table-cell office:value-type="string">
            <text:p>Nem_37</text:p>
          </table:table-cell>
          <table:table-cell table:number-columns-repeated="7"/>
          <table:table-cell/>
          <table:table-cell table:style-name="Default"/>
          <table:table-cell table:formula="of:=+[.J38]/[.I38]" office:value-type="percentage" office:value="0">
            <text:p>#DIV/0!</text:p>
          </table:table-cell>
          <table:table-cell table:number-columns-repeated="1010"/>
        </table:table-row>
        <table:table-row table:style-name="ro7">
          <table:table-cell office:value-type="string">
            <text:p>Nem_38</text:p>
          </table:table-cell>
          <table:table-cell table:number-columns-repeated="7"/>
          <table:table-cell/>
          <table:table-cell table:style-name="Default"/>
          <table:table-cell table:formula="of:=+[.J39]/[.I39]" office:value-type="percentage" office:value="0">
            <text:p>#DIV/0!</text:p>
          </table:table-cell>
          <table:table-cell table:number-columns-repeated="1010"/>
        </table:table-row>
        <table:table-row table:style-name="ro7">
          <table:table-cell office:value-type="string">
            <text:p>Nem_39</text:p>
          </table:table-cell>
          <table:table-cell table:number-columns-repeated="7"/>
          <table:table-cell/>
          <table:table-cell table:style-name="Default"/>
          <table:table-cell table:formula="of:=+[.J40]/[.I40]" office:value-type="percentage" office:value="0">
            <text:p>#DIV/0!</text:p>
          </table:table-cell>
          <table:table-cell table:number-columns-repeated="1010"/>
        </table:table-row>
        <table:table-row table:style-name="ro7">
          <table:table-cell office:value-type="string">
            <text:p>Nem_40</text:p>
          </table:table-cell>
          <table:table-cell table:number-columns-repeated="7"/>
          <table:table-cell/>
          <table:table-cell table:style-name="Default"/>
          <table:table-cell table:formula="of:=+[.J41]/[.I41]" office:value-type="percentage" office:value="0">
            <text:p>#DIV/0!</text:p>
          </table:table-cell>
          <table:table-cell table:number-columns-repeated="1010"/>
        </table:table-row>
        <table:table-row table:style-name="ro7">
          <table:table-cell office:value-type="string">
            <text:p>Nem_41</text:p>
          </table:table-cell>
          <table:table-cell table:number-columns-repeated="7"/>
          <table:table-cell/>
          <table:table-cell table:style-name="Default"/>
          <table:table-cell table:formula="of:=+[.J42]/[.I42]" office:value-type="percentage" office:value="0">
            <text:p>#DIV/0!</text:p>
          </table:table-cell>
          <table:table-cell table:number-columns-repeated="1010"/>
        </table:table-row>
        <table:table-row table:style-name="ro7">
          <table:table-cell office:value-type="string">
            <text:p>Nem_42</text:p>
          </table:table-cell>
          <table:table-cell table:number-columns-repeated="7"/>
          <table:table-cell/>
          <table:table-cell table:style-name="Default"/>
          <table:table-cell table:formula="of:=+[.J43]/[.I43]" office:value-type="percentage" office:value="0">
            <text:p>#DIV/0!</text:p>
          </table:table-cell>
          <table:table-cell table:number-columns-repeated="1010"/>
        </table:table-row>
        <table:table-row table:style-name="ro7">
          <table:table-cell office:value-type="string">
            <text:p>Nem_43</text:p>
          </table:table-cell>
          <table:table-cell table:number-columns-repeated="7"/>
          <table:table-cell/>
          <table:table-cell table:style-name="Default"/>
          <table:table-cell table:formula="of:=+[.J44]/[.I44]" office:value-type="percentage" office:value="0">
            <text:p>#DIV/0!</text:p>
          </table:table-cell>
          <table:table-cell table:number-columns-repeated="1010"/>
        </table:table-row>
        <table:table-row table:style-name="ro7">
          <table:table-cell office:value-type="string">
            <text:p>Nem_44</text:p>
          </table:table-cell>
          <table:table-cell table:number-columns-repeated="7"/>
          <table:table-cell/>
          <table:table-cell table:style-name="Default"/>
          <table:table-cell table:formula="of:=+[.J45]/[.I45]" office:value-type="percentage" office:value="0">
            <text:p>#DIV/0!</text:p>
          </table:table-cell>
          <table:table-cell table:number-columns-repeated="1010"/>
        </table:table-row>
        <table:table-row table:style-name="ro7">
          <table:table-cell office:value-type="string">
            <text:p>Nem_45</text:p>
          </table:table-cell>
          <table:table-cell table:number-columns-repeated="7"/>
          <table:table-cell/>
          <table:table-cell table:style-name="Default"/>
          <table:table-cell table:formula="of:=+[.J46]/[.I46]" office:value-type="percentage" office:value="0">
            <text:p>#DIV/0!</text:p>
          </table:table-cell>
          <table:table-cell table:number-columns-repeated="1010"/>
        </table:table-row>
        <table:table-row table:style-name="ro7">
          <table:table-cell office:value-type="string">
            <text:p>Nem_46</text:p>
          </table:table-cell>
          <table:table-cell table:number-columns-repeated="7"/>
          <table:table-cell/>
          <table:table-cell table:style-name="Default"/>
          <table:table-cell table:formula="of:=+[.J47]/[.I47]" office:value-type="percentage" office:value="0">
            <text:p>#DIV/0!</text:p>
          </table:table-cell>
          <table:table-cell table:number-columns-repeated="1010"/>
        </table:table-row>
        <table:table-row table:style-name="ro7">
          <table:table-cell office:value-type="string">
            <text:p>Nem_47</text:p>
          </table:table-cell>
          <table:table-cell table:number-columns-repeated="7"/>
          <table:table-cell/>
          <table:table-cell table:style-name="Default"/>
          <table:table-cell table:formula="of:=+[.J48]/[.I48]" office:value-type="percentage" office:value="0">
            <text:p>#DIV/0!</text:p>
          </table:table-cell>
          <table:table-cell table:number-columns-repeated="1010"/>
        </table:table-row>
        <table:table-row table:style-name="ro7">
          <table:table-cell office:value-type="string">
            <text:p>Nem_48</text:p>
          </table:table-cell>
          <table:table-cell table:number-columns-repeated="7"/>
          <table:table-cell/>
          <table:table-cell table:style-name="Default"/>
          <table:table-cell table:formula="of:=+[.J49]/[.I49]" office:value-type="percentage" office:value="0">
            <text:p>#DIV/0!</text:p>
          </table:table-cell>
          <table:table-cell table:number-columns-repeated="1010"/>
        </table:table-row>
        <table:table-row table:style-name="ro7">
          <table:table-cell office:value-type="string">
            <text:p>Nem_49</text:p>
          </table:table-cell>
          <table:table-cell table:number-columns-repeated="8"/>
          <table:table-cell table:style-name="Default"/>
          <table:table-cell table:number-columns-repeated="1011"/>
        </table:table-row>
        <table:table-row table:style-name="ro7">
          <table:table-cell office:value-type="string">
            <text:p>Nem_50</text:p>
          </table:table-cell>
          <table:table-cell table:number-columns-repeated="8"/>
          <table:table-cell table:style-name="Default"/>
          <table:table-cell table:number-columns-repeated="1011"/>
        </table:table-row>
        <table:table-row table:style-name="ro10" table:number-rows-repeated="39">
          <table:table-cell table:number-columns-repeated="9"/>
          <table:table-cell table:style-name="Default"/>
          <table:table-cell table:number-columns-repeated="1011"/>
        </table:table-row>
        <table:table-row table:style-name="ro10" table:number-rows-repeated="1048485">
          <table:table-cell table:number-columns-repeated="1021"/>
        </table:table-row>
        <table:table-row table:style-name="ro10">
          <table:table-cell table:number-columns-repeated="1021"/>
        </table:table-row>
      </table:table>
      <table:table table:name="Sheet2" table:style-name="ta1" table:print="false">
        <table:table-column table:style-name="co38" table:default-cell-style-name="Default"/>
        <table:table-row table:style-name="ro4">
          <table:table-cell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table table:name="Sheet3" table:style-name="ta1" table:print="false">
        <table:table-column table:style-name="co25" table:default-cell-style-name="Default"/>
        <table:table-row table:style-name="ro4">
          <table:table-cell table:style-name="ce4"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database-ranges>
        <table:database-range table:target-range-address="Sheet3.A1:Sheet3.A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8106" number:language="en" number:country="CA">
      <number:day number:style="long"/>
      <number:text>-</number:text>
      <number:month number:textual="true"/>
      <number:text>-</number:text>
      <number:year/>
    </number:date-style>
    <number:date-style style:name="N8107" number:language="en" number:country="CA">
      <number:day number:style="long"/>
      <number:text>-</number:text>
      <number:month number:textual="true"/>
    </number:date-style>
    <number:date-style style:name="N8108" number:language="en" number:country="CA">
      <number:month number:textual="true"/>
      <number:text>-</number:text>
      <number:year/>
    </number:date-style>
    <number:time-style style:name="N8109" number:language="en" number:country="CA">
      <number:hours/>
      <number:text>:</number:text>
      <number:minutes number:style="long"/>
      <number:text> </number:text>
      <number:am-pm/>
    </number:time-style>
    <number:time-style style:name="N8110" number:language="en" number:country="CA">
      <number:hours/>
      <number:text>:</number:text>
      <number:minutes number:style="long"/>
      <number:text>:</number:text>
      <number:seconds number:style="long"/>
      <number:text> </number:text>
      <number:am-pm/>
    </number:time-style>
    <number:time-style style:name="N8111" number:language="en" number:country="CA">
      <number:hours/>
      <number:text>:</number:text>
      <number:minutes number:style="long"/>
    </number:time-style>
    <number:time-style style:name="N8112" number:language="en" number:country="CA">
      <number:hours/>
      <number:text>:</number:text>
      <number:minutes number:style="long"/>
      <number:text>:</number:text>
      <number:seconds number:style="long"/>
    </number:time-style>
    <number:date-style style:name="N8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fo:color="#000000" style:font-name="Calibri" fo:font-size="12pt" style:font-name-asian="Microsoft YaHei" style:font-size-asian="12pt" style:font-name-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7">2022-12-17</text:date>, <text:time>16:13: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wrence Perepolkin</meta:initial-creator>
    <meta:creation-date>2021-12-01T13:01:38.15</meta:creation-date>
    <dc:date>2022-12-17T16:13:00.91</dc:date>
    <dc:creator>Lawrence Perepolkin</dc:creator>
    <meta:editing-duration>PT15H27M55S</meta:editing-duration>
    <meta:editing-cycles>55</meta:editing-cycles>
    <meta:generator>OpenOffice/4.1.12$Win32 OpenOffice.org_project/4112m1$Build-9809</meta:generator>
    <meta:document-statistic meta:table-count="3" meta:cell-count="307" meta:object-count="0"/>
  </office:meta>
</office:document-meta>
</file>